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ple</text:p>
      <text:p text:style-name="P2"/>
      <text:p text:style-name="P2"><text:s text:c="3"/>In the vastness of the universe, <text:s/>everything is connected. <text:s/>Everything affects us. According to the reverse distance rule, the further something is, <text:s/>the less it <text:s/>has an effect on us. <text:s/>How about something that is so close, that is within us. <text:s/>Like food. <text:s/>Indeed, nothing affects us as severely, as profoundly, as the food we eat, and as the liquid we drink.</text:p>
      <text:p text:style-name="P2"/>
      <text:p text:style-name="P2"><text:s text:c="4"/>In search for the perfect food, mankind <text:s/>has iterated <text:s/>all kinds of <text:s/>exotic and strange food materials. <text:s/>And <text:s/>the perfect food was right in front of us. <text:s/>The apple. <text:s/>In fact, <text:s/>no other edible object has more parables attached to it. <text:s/>For instance: <text:s/>'The apple does not fall far from its tree' <text:s/>or <text:s/>'An apple a day keeps the doctor away' ... <text:s/>and so forth. <text:s/></text:p>
      <text:p text:style-name="P2"/>
      <text:p text:style-name="P2"><text:s text:c="3"/>By itself, <text:s/>the apple is incomplete nutrition. To search for <text:s/>complete nutrition, <text:s/>we can look at an time honored dish or an ancient [traditional] feast. Recent nutritional studies confirmed, <text:s/>that the nutritional balance of those dishes are exactly what a human being needs as complete nutrition.</text:p>
      <text:p text:style-name="P2"/>
      <text:p text:style-name="P2"><text:s text:c="4"/>But taking a closer look at our current nutrition reveals that tradition has misled us. For instance, <text:s/>we routinely consume <text:s/>milk, but we do not have the enzyme to digest <text:s/>it's main nutrition. <text:s/>Mother nature made sure, <text:s/>that our enzyme to digest lactose recedes, <text:s/>essentially weaning us off mother's breasts. Hence the numerous cases of lactose intolerance. <text:s/>In reality every adult is <text:s/>lactose intolerant, <text:s/>as the enzyme is largely receded. Still, <text:s/>not everyone develops symptoms.</text:p>
      <text:p text:style-name="P2"/>
      <text:p text:style-name="P2"><text:s text:c="4"/>As a rule, <text:s/>if one person is allergic to <text:s/>a particular nutrition, <text:s/>everyone is allergic to it. <text:s/>But not everyone develops symptoms. <text:s/>Wheat allergy, <text:s/>peanut allergy, <text:s/>(By the way peanut is a relative of poison ivy) <text:s/>are all allergies that are universally affecting everybody, <text:s/>but with a different degree of effect. </text:p>
      <text:p text:style-name="P2"/>
      <text:p text:style-name="P2"><text:s text:c="2"/>Our digestive system has evolved <text:s/>over millenniums, <text:s/>and if we pay attention to its evolution, <text:s/>we can deduce what good or bad nutrition is. <text:s/>For instance, <text:s/>accepting our ancestry as the primitive man, <text:s/>he did not have access to means of <text:s/>toppling a cow or a bull. <text:s/>Hence our digestive system did not have training to digest large mammal meat. <text:s/>Even though it is a consumable nutrition, <text:s/>by no means it is ideal nutrition. </text:p>
      <text:p text:style-name="P2"/>
      <text:p text:style-name="P2"><text:s text:c="3"/>In search for idea nutrition, <text:s/>we can look for a good example in the eastern cultures. Their nutrition has no allergenic ingredients. In opposition to that, <text:s/>take a look at the western fast food offerings. <text:s/>Every single item on the menu has allergenic ingredient, from wheat to large mammal meat to synthetic food <text:s/>to ingredients that do not even have pronounceable names. </text:p>
      <text:p text:style-name="P2"/>
      <text:p text:style-name="P2"><text:s text:c="4"/>Remembered the reverse distance rule. <text:s/>Nothing will have more effect than something with negative distance (actually within you). <text:s/>Choose wisely. <text:s/>Request all-knowing. </text:p>
      <text:p text:style-name="P2"/>
      <text:p text:style-name="P2"><text:s text:c="4"/>Food for thought, the second most important effect is still coming from within. <text:s/>It is our mental nourishment. What we focus on, what we consider, what we allow in. If we permit - poison / jealousy / greed, <text:s/>or if we elect happiness, abundance, sharing - <text:s/>will determine our mental nourishment. But that is the subject for a whole new chapter. <text:s/>Read 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eter Glen</meta:initial-creator>
    <meta:creation-date>2015-10-14T15:43:49.43</meta:creation-date>
    <dc:date>2016-02-04T20:53:34</dc:date>
    <dc:creator>Peter Glen</dc:creator>
    <meta:editing-duration>PT1H12M40S</meta:editing-duration>
    <meta:editing-cycles>44</meta:editing-cycles>
    <meta:generator>OpenOffice/4.1.1$Win32 OpenOffice.org_project/411m6$Build-9775</meta:generator>
    <meta:document-statistic meta:table-count="0" meta:image-count="0" meta:object-count="0" meta:page-count="1" meta:paragraph-count="10" meta:word-count="521" meta:character-count="3159"/>
  </office:meta>
</office:document-meta>
</file>